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f3b7c" officeooo:paragraph-rsid="001f3b7c" style:font-weight-asian="bold" style:font-weight-complex="bold"/>
    </style:style>
    <style:style style:name="P2" style:family="paragraph" style:parent-style-name="Standard">
      <style:text-properties fo:font-weight="bold" officeooo:rsid="00200f90" officeooo:paragraph-rsid="00200f90" style:font-weight-asian="bold" style:font-weight-complex="bold"/>
    </style:style>
    <style:style style:name="P3" style:family="paragraph" style:parent-style-name="Standard">
      <style:text-properties fo:font-weight="bold" officeooo:rsid="002246f8" officeooo:paragraph-rsid="002246f8" style:font-weight-asian="bold" style:font-weight-complex="bold"/>
    </style:style>
    <style:style style:name="P4" style:family="paragraph" style:parent-style-name="Standard">
      <style:text-properties fo:font-weight="bold" officeooo:rsid="0023ba57" officeooo:paragraph-rsid="0023ba57" style:font-weight-asian="bold" style:font-weight-complex="bold"/>
    </style:style>
    <style:style style:name="P5" style:family="paragraph" style:parent-style-name="Standard">
      <style:text-properties officeooo:paragraph-rsid="001f3b7c"/>
    </style:style>
    <style:style style:name="P6" style:family="paragraph" style:parent-style-name="Standard">
      <style:text-properties fo:font-weight="normal" officeooo:rsid="00200f90" officeooo:paragraph-rsid="00200f90" style:font-weight-asian="normal" style:font-weight-complex="normal"/>
    </style:style>
    <style:style style:name="P7" style:family="paragraph" style:parent-style-name="Standard">
      <style:text-properties fo:font-weight="normal" officeooo:rsid="00212b22" officeooo:paragraph-rsid="00212b22" style:font-weight-asian="normal" style:font-weight-complex="normal"/>
    </style:style>
    <style:style style:name="P8" style:family="paragraph" style:parent-style-name="Standard">
      <style:text-properties fo:font-weight="normal" officeooo:rsid="002246f8" officeooo:paragraph-rsid="002246f8" style:font-weight-asian="normal" style:font-weight-complex="normal"/>
    </style:style>
    <style:style style:name="P9" style:family="paragraph" style:parent-style-name="Standard">
      <style:text-properties fo:font-weight="normal" officeooo:rsid="0023ba57" officeooo:paragraph-rsid="0023ba57" style:font-weight-asian="normal" style:font-weight-complex="normal"/>
    </style:style>
    <style:style style:name="P10" style:family="paragraph" style:parent-style-name="Standard" style:list-style-name="L1">
      <style:text-properties fo:font-weight="normal" officeooo:rsid="0023ba57" officeooo:paragraph-rsid="0023ba57" style:font-weight-asian="normal" style:font-weight-complex="normal"/>
    </style:style>
    <style:style style:name="P11" style:family="paragraph" style:parent-style-name="Standard" style:list-style-name="L2">
      <style:text-properties fo:font-weight="normal" officeooo:rsid="00258897" officeooo:paragraph-rsid="00258897" style:font-weight-asian="normal" style:font-weight-complex="normal"/>
    </style:style>
    <style:style style:name="T1" style:family="text">
      <style:text-properties officeooo:rsid="001f3b7c"/>
    </style:style>
    <style:style style:name="T2" style:family="text">
      <style:text-properties officeooo:rsid="00212b22"/>
    </style:style>
    <style:style style:name="T3" style:family="text">
      <style:text-properties officeooo:rsid="0023ba57"/>
    </style:style>
    <style:style style:name="T4" style:family="text">
      <style:text-properties officeooo:rsid="00258897"/>
    </style:style>
    <style:style style:name="T5" style:family="text">
      <style:text-properties officeooo:rsid="002589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ress <text:span text:style-name="T1">R</text:span>eport - 06/04/2020</text:p>
      <text:p text:style-name="P1">Project aim</text:p>
      <text:p text:style-name="P5"><text:span text:style-name="T1">As stated in my intermediate report the aim of the project I have been assigned is </text:span>to create a web-based application which allows the user to view a site-map of a given URL input. As modern websites become complex it can be difficult for users to find exactly what they require. Having a tool which can help you locate exactly what you need, quickly, would be very useful. Therefore, this project will deliver an efficient and user-friendly tool which facilitates this requirement.</text:p>
      <text:p text:style-name="P5"/>
      <text:p text:style-name="P2">What has been completed so far?</text:p>
      <text:p text:style-name="P6">I have really picked up the pace with my project work since the lockdown and have managed to get into a position, prior to the meeting of having a fully working, efficient scraper which returns an output to the user via html and css based templates with interactivity provided by Flask and JavaScript/JQuery.<text:span text:style-name="T2"> </text:span></text:p>
      <text:p text:style-name="P6"/>
      <text:p text:style-name="P7">I have created close to finished templates with styling which is close to the quality of the final submission. These templates facilitate the ability of the user and are appropriate for the use they are intended for in my opinion. I have created them using HTML and CSS with JQuery to create interactivity to the application. There are two main pages. The first is a home page which has a form <text:s/>to allow the user to enter a URL which is then processed. I also have a results page which displays the results to the user as well as offering other features which I will talk about later on when I speak about the server side. These pages make up the application and will be the only two pages used, although I have outlinded some questions below which, if possible I would like answering the meeting coming up. </text:p>
      <text:p text:style-name="P7"/>
      <text:p text:style-name="P7">As for the JQuery, I have so far created 3 different files. The first is one which generates the tree structure as well as generating statistics and links to the pages which have been stored and passed from the back-end flask framework. The second file is a validation file which validates the users inputs to make sure that before they are passed to the back end to be processed they will not cause internal server errors. As of now these are the two different JQuery/JavaScript files I have created. </text:p>
      <text:p text:style-name="P7"/>
      <text:p text:style-name="P7">Finally, the back end is where most of the work has taken place. I have been working alot with the scraper improving aspects of it, whilst trying to keep the efficiency of the scraper to a good level. I have created a system which I believe facilitates the aim well, but there is still work to be done. As for the whole project thorough JUnit tests need to be created and will be in due course. There aren't many JUnit tests which need to be made but all areas will be fully tested prior to deployment. I will provide a demo of the application in its current state during the meeting.<text:span text:style-name="T4"> Features of the backend include:</text:span></text:p>
      <text:list xml:id="list3965509710" text:style-name="L2">
        <text:list-item>
          <text:p text:style-name="P11">Building the sitemap<text:span text:style-name="T5"> data structure</text:span></text:p>
        </text:list-item>
        <text:list-item>
          <text:p text:style-name="P11">sending the sitemap to the user</text:p>
        </text:list-item>
        <text:list-item>
          <text:p text:style-name="P11">building a tree using anytree</text:p>
        </text:list-item>
        <text:list-item>
          <text:p text:style-name="P11">outputting images based on a users selection to show them a graphical representation. Performed by the to_picture() method in the anytree plugin I have used.</text:p>
        </text:list-item>
      </text:list>
      <text:p text:style-name="P7"/>
      <text:p text:style-name="P3">What is left to be done?</text:p>
      <text:p text:style-name="P8">As previously touched on testing is something I need to press on with, I have performed non-formal tests whilst developing which can be seen via the Git repository, with things such as print statements, console.log statements and other debugging tools provided by my IDE, pycharm and brackets - for the front end. I also need press on with my report. It has something which I have been working on over time but I do need to press on with that aspect of the project. However, I am confident that I can produce a good report, timely to the deadline. As for the actual application, final <text:soft-page-break/>touches need to be done including some error handling and final touches to the front end user facing application. I have some questions <text:span text:style-name="T3">about certain aspects of the project which may require some extra work to be undetaken but I am waiting for the meeting to discuss those and act accordingly. </text:span></text:p>
      <text:p text:style-name="P8"/>
      <text:p text:style-name="P9">Overall I am happy with my progress so far and I hope that you will be too. </text:p>
      <text:p text:style-name="P9"/>
      <text:p text:style-name="P4">Final Questions</text:p>
      <text:p text:style-name="P4"/>
      <text:list xml:id="list2026774878" text:style-name="L1">
        <text:list-item>
          <text:p text:style-name="P10">Does the application need to facilitate multiple clients on it at once, for example login/signup and sessions?</text:p>
        </text:list-item>
        <text:list-item>
          <text:p text:style-name="P10">Does the application need to create an entire sitemap if so does the time then become an issue?</text:p>
        </text:list-item>
        <text:list-item>
          <text:p text:style-name="P10">My application currently gathers most of the titles of the pages, however doesn't for some of them. Is this an issue which needs to be addressed - note some pages return erros which mean that it is not possible to access them?</text:p>
        </text:list-item>
        <text:list-item>
          <text:p text:style-name="P10">Finally taking a look at my git repository, I am noticing that even though there are different branches in the repository, they all seem to be running in-line with the master branch in the graph section (can be displayed in the meeting). Is this an issue I should be worried abo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20:23:22.928053519</meta:creation-date>
    <dc:date>2020-04-06T20:56:22.075688783</dc:date>
    <meta:editing-duration>PT28M48S</meta:editing-duration>
    <meta:editing-cycles>7</meta:editing-cycles>
    <meta:generator>LibreOffice/6.0.7.3$Linux_X86_64 LibreOffice_project/00m0$Build-3</meta:generator>
    <meta:document-statistic meta:table-count="0" meta:image-count="0" meta:object-count="0" meta:page-count="2" meta:paragraph-count="20" meta:word-count="858" meta:character-count="4757" meta:non-whitespace-character-count="3921"/>
  </office:meta>
</office:document-meta>
</file>